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, monospace"/>
    <style:font-face style:name="roboto" svg:font-family="roboto, sans-serif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l" fo:country="PL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18782d" officeooo:paragraph-rsid="0018782d"/>
    </style:style>
    <style:style style:name="P3" style:family="paragraph" style:parent-style-name="Standard">
      <style:paragraph-properties fo:text-align="start" style:justify-single-word="false"/>
      <style:text-properties fo:language="pl" fo:country="PL" fo:font-weight="bold" officeooo:rsid="001ae3ce" officeooo:paragraph-rsid="001ae3ce" style:font-weight-asian="bold" style:font-weight-complex="bold"/>
    </style:style>
    <style:style style:name="P4" style:family="paragraph" style:parent-style-name="Standard">
      <style:text-properties fo:language="pl" fo:country="PL" fo:font-weight="bold" officeooo:rsid="001b5c9a" officeooo:paragraph-rsid="001b5c9a" style:font-weight-asian="bold" style:font-weight-complex="bold"/>
    </style:style>
    <style:style style:name="P5" style:family="paragraph" style:parent-style-name="Standard">
      <style:text-properties fo:language="pl" fo:country="PL" officeooo:rsid="001ae3ce" officeooo:paragraph-rsid="001ae3ce"/>
    </style:style>
    <style:style style:name="P6" style:family="paragraph" style:parent-style-name="Standard">
      <style:text-properties fo:language="pl" fo:country="PL" officeooo:rsid="001b5c9a" officeooo:paragraph-rsid="001b5c9a"/>
    </style:style>
    <style:style style:name="P7" style:family="paragraph" style:parent-style-name="Standard">
      <style:text-properties fo:language="pl" fo:country="PL" officeooo:rsid="001b5c9a" officeooo:paragraph-rsid="00250626"/>
    </style:style>
    <style:style style:name="P8" style:family="paragraph" style:parent-style-name="Standard">
      <style:text-properties fo:language="pl" fo:country="PL" officeooo:rsid="00250626" officeooo:paragraph-rsid="00250626"/>
    </style:style>
    <style:style style:name="P9" style:family="paragraph" style:parent-style-name="Heading_20_2">
      <style:text-properties fo:language="pl" fo:country="PL"/>
    </style:style>
    <style:style style:name="P10" style:family="paragraph" style:parent-style-name="Standard">
      <style:paragraph-properties fo:text-align="start" style:justify-single-word="false"/>
      <style:text-properties fo:language="pl" fo:country="PL" fo:font-weight="bold" officeooo:rsid="0019ae4a" officeooo:paragraph-rsid="0023ed0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pl" fo:country="PL" fo:font-weight="bold" officeooo:rsid="00203cfb" officeooo:paragraph-rsid="0018782d" style:font-weight-asian="bold" style:font-weight-complex="bold"/>
    </style:style>
    <style:style style:name="P12" style:family="paragraph" style:parent-style-name="Standard">
      <style:text-properties fo:language="pl" fo:country="PL" fo:font-weight="bold" officeooo:rsid="00286687" officeooo:paragraph-rsid="0028668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pl" fo:country="PL" fo:font-weight="bold" officeooo:rsid="0029029e" officeooo:paragraph-rsid="0029029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pl" fo:country="PL" fo:font-weight="bold" officeooo:rsid="00298935" officeooo:paragraph-rsid="0029893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pl" fo:country="PL" fo:font-weight="bold" officeooo:rsid="001ae3ce" officeooo:paragraph-rsid="001ae3ce" style:font-weight-asian="bold" style:font-weight-complex="bold"/>
    </style:style>
    <style:style style:name="P16" style:family="paragraph" style:parent-style-name="Standard" style:list-style-name="L2">
      <style:text-properties fo:language="pl" fo:country="PL" officeooo:rsid="0024b1e8" officeooo:paragraph-rsid="0024b1e8"/>
    </style:style>
    <style:style style:name="P17" style:family="paragraph" style:parent-style-name="Standard" style:list-style-name="L3">
      <style:paragraph-properties fo:text-align="start" style:justify-single-word="false"/>
      <style:text-properties fo:language="pl" fo:country="PL" officeooo:rsid="00286687" officeooo:paragraph-rsid="00286687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rsid="00286687" officeooo:paragraph-rsid="00286687"/>
    </style:style>
    <style:style style:name="P19" style:family="paragraph" style:parent-style-name="Standard">
      <style:text-properties fo:language="pl" fo:country="PL" officeooo:rsid="00286687" officeooo:paragraph-rsid="00286687"/>
    </style:style>
    <style:style style:name="P20" style:family="paragraph" style:parent-style-name="Standard">
      <style:text-properties fo:language="pl" fo:country="PL" officeooo:rsid="00250626" officeooo:paragraph-rsid="00250626"/>
    </style:style>
    <style:style style:name="P21" style:family="paragraph" style:parent-style-name="Standard">
      <style:paragraph-properties fo:text-align="start" style:justify-single-word="false"/>
      <style:text-properties fo:language="pl" fo:country="PL" officeooo:rsid="0029029e" officeooo:paragraph-rsid="0029029e"/>
    </style:style>
    <style:style style:name="P22" style:family="paragraph" style:parent-style-name="Standard">
      <style:text-properties fo:language="pl" fo:country="PL" officeooo:rsid="0029029e" officeooo:paragraph-rsid="0029029e"/>
    </style:style>
    <style:style style:name="P23" style:family="paragraph" style:parent-style-name="Standard">
      <style:paragraph-properties fo:text-align="start" style:justify-single-word="false"/>
      <style:text-properties fo:language="pl" fo:country="PL" officeooo:rsid="00298935" officeooo:paragraph-rsid="00298935"/>
    </style:style>
    <style:style style:name="P24" style:family="paragraph" style:parent-style-name="Standard">
      <style:paragraph-properties fo:text-align="start" style:justify-single-word="false"/>
      <style:text-properties fo:language="pl" fo:country="PL" officeooo:rsid="0019ae4a" officeooo:paragraph-rsid="00298935"/>
    </style:style>
    <style:style style:name="P25" style:family="paragraph" style:parent-style-name="Standard">
      <style:paragraph-properties fo:text-align="start" style:justify-single-word="false"/>
      <style:text-properties fo:language="pl" fo:country="PL" officeooo:rsid="0029bbe9" officeooo:paragraph-rsid="0029bbe9"/>
    </style:style>
    <style:style style:name="P26" style:family="paragraph" style:parent-style-name="Standard" style:list-style-name="L5">
      <style:paragraph-properties fo:text-align="start" style:justify-single-word="false"/>
      <style:text-properties fo:language="pl" fo:country="PL" officeooo:rsid="0029bbe9" officeooo:paragraph-rsid="0029bbe9"/>
    </style:style>
    <style:style style:name="P27" style:family="paragraph" style:parent-style-name="Standard">
      <style:text-properties fo:language="pl" fo:country="PL" officeooo:rsid="0029bbe9" officeooo:paragraph-rsid="0029bbe9"/>
    </style:style>
    <style:style style:name="P28" style:family="paragraph" style:parent-style-name="Standard">
      <style:paragraph-properties fo:text-align="start" style:justify-single-word="false"/>
      <style:text-properties fo:language="pl" fo:country="PL" officeooo:rsid="002a7070" officeooo:paragraph-rsid="002a7070"/>
    </style:style>
    <style:style style:name="P29" style:family="paragraph" style:parent-style-name="Standard">
      <style:paragraph-properties fo:text-align="start" style:justify-single-word="false"/>
      <style:text-properties fo:language="pl" fo:country="PL" officeooo:rsid="001ae3ce" officeooo:paragraph-rsid="001ae3ce"/>
    </style:style>
    <style:style style:name="P30" style:family="paragraph" style:parent-style-name="Standard">
      <style:paragraph-properties fo:text-align="start" style:justify-single-word="false"/>
      <style:text-properties officeooo:paragraph-rsid="00286687"/>
    </style:style>
    <style:style style:name="P31" style:family="paragraph" style:parent-style-name="Standard" style:list-style-name="L6">
      <style:paragraph-properties fo:text-align="start" style:justify-single-word="false"/>
      <style:text-properties officeooo:paragraph-rsid="0029bbe9"/>
    </style:style>
    <style:style style:name="P32" style:family="paragraph" style:parent-style-name="Standard">
      <style:paragraph-properties fo:text-align="start" style:justify-single-word="false"/>
      <style:text-properties officeooo:paragraph-rsid="0029bbe9"/>
    </style:style>
    <style:style style:name="P33" style:family="paragraph" style:parent-style-name="Standard">
      <style:paragraph-properties fo:text-align="start" style:justify-single-word="false"/>
      <style:text-properties officeooo:paragraph-rsid="002a7070"/>
    </style:style>
    <style:style style:name="P34" style:family="paragraph" style:parent-style-name="Standard">
      <style:paragraph-properties fo:text-align="center" style:justify-single-word="false"/>
      <style:text-properties style:font-name="Arial" fo:language="pl" fo:country="PL" officeooo:rsid="002a7070" officeooo:paragraph-rsid="002a707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a7070" style:font-style-asian="italic" style:font-style-complex="italic"/>
    </style:style>
    <style:style style:name="T3" style:family="text">
      <style:text-properties fo:font-style="italic" officeooo:rsid="00298935" style:font-style-asian="italic" style:font-style-complex="italic"/>
    </style:style>
    <style:style style:name="T4" style:family="text">
      <style:text-properties fo:language="pl" fo:country="PL" officeooo:rsid="00286687"/>
    </style:style>
    <style:style style:name="T5" style:family="text">
      <style:text-properties fo:language="pl" fo:country="PL" officeooo:rsid="0029bbe9"/>
    </style:style>
    <style:style style:name="T6" style:family="text">
      <style:text-properties fo:language="pl" fo:country="PL" fo:font-style="italic" officeooo:rsid="002a7070" style:font-style-asian="italic" style:font-style-complex="italic"/>
    </style:style>
    <style:style style:name="T7" style:family="text">
      <style:text-properties fo:language="pl" fo:country="PL" officeooo:rsid="002a707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a7070" style:font-weight-asian="bold" style:font-weight-complex="bold"/>
    </style:style>
    <style:style style:name="T10" style:family="text">
      <style:text-properties officeooo:rsid="00275e6a"/>
    </style:style>
    <style:style style:name="T11" style:family="text">
      <style:text-properties officeooo:rsid="0029029e"/>
    </style:style>
    <style:style style:name="T12" style:family="text">
      <style:text-properties officeooo:rsid="00298935"/>
    </style:style>
    <style:style style:name="T13" style:family="text">
      <style:text-properties officeooo:rsid="0029bbe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a70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umer zajęć: <text:span text:style-name="T10">3</text:span></text:p>
      <text:h text:style-name="P9" text:outline-level="2">Zadania do wykonania</text:h>
      <text:p text:style-name="P11"/>
      <text:p text:style-name="P10">Zadanie 1</text:p>
      <text:p text:style-name="P10"/>
      <text:p text:style-name="P30"><text:span text:style-name="T4">Na podstawie:</text:span></text:p>
      <text:p text:style-name="P30"><text:span text:style-name="T4"/></text:p>
      <text:list xml:id="list1234426545" text:style-name="L3">
        <text:list-item>
          <text:p text:style-name="P17">dokumentacji <text:span text:style-name="T11">dla biblioteki WiFi wchodzącej w skład framework ESP-IDF [1]</text:span>,</text:p>
        </text:list-item>
        <text:list-item>
          <text:p text:style-name="P17">przykładowych aplikacji <text:span text:style-name="T11">[2],</text:span></text:p>
        </text:list-item>
      </text:list>
      <text:p text:style-name="P18"/>
      <text:p text:style-name="P21">napisz aplikację implementującą klienta WiFi (WiFi client mode, aka STA mode) i za pomocą sieci WiFi podłącz urządzenie do sieci Internet.</text:p>
      <text:p text:style-name="P21"/>
      <text:p text:style-name="P13">Zadanie 2</text:p>
      <text:p text:style-name="P21"/>
      <text:p text:style-name="P21">Na podstawie dokumentacji dla <text:span text:style-name="T13">biblioteki implementującej </text:span>ICMP Echo [3], <text:span text:style-name="T12">przetestuj i wyświetl na </text:span><text:span text:style-name="T3">Command Line Interface</text:span><text:span text:style-name="T12"> czas dostępu to takich domen jak: google.com, example.com.</text:span></text:p>
      <text:p text:style-name="P23"/>
      <text:p text:style-name="P14">Zadanie 3</text:p>
      <text:p text:style-name="P23"/>
      <text:p text:style-name="P25">Na podstawie:</text:p>
      <text:p text:style-name="P25"/>
      <text:list xml:id="list3775979043" text:style-name="L5">
        <text:list-item>
          <text:p text:style-name="P26">dokumentacji dla biblioteki implementującej klienta MQTT [4],</text:p>
        </text:list-item>
        <text:list-item>
          <text:p text:style-name="P26">przykładowej aplikacji [5],</text:p>
        </text:list-item>
      </text:list>
      <text:p text:style-name="P25"/>
      <text:p text:style-name="P25">połącz układ z następującym <text:span text:style-name="T2">b</text:span><text:span text:style-name="T1">rokerem MQTT</text:span>:</text:p>
      <text:p text:style-name="P25"/>
      <text:list xml:id="list230126426" text:style-name="L6">
        <text:list-item>
          <text:p text:style-name="P31"><text:span text:style-name="T5">adres: broker.hivemq.com,</text:span></text:p>
        </text:list-item>
        <text:list-item>
          <text:p text:style-name="P31"><text:span text:style-name="T5">port tcp: 1883.</text:span></text:p>
        </text:list-item>
      </text:list>
      <text:p text:style-name="P32"><text:span text:style-name="T5"/></text:p>
      <text:p text:style-name="P33"><text:span text:style-name="T7">Za pomocą klienta WWW dostępnego na stronie </text:span><text:a xlink:type="simple" xlink:href="https://www.hivemq.com/public-mqtt-broker/" text:style-name="Internet_20_link" text:visited-style-name="Visited_20_Internet_20_Link">https://www.hivemq.com/public-mqtt-broker/</text:a><text:span text:style-name="T7"> zweryfikuj komunikację pomiędzy swoim układem z w/w </text:span><text:span text:style-name="T6">brokerem MQTT</text:span><text:span text:style-name="T7">.</text:span></text:p>
      <text:p text:style-name="P24"/>
      <text:p text:style-name="P28">Podpowiedź: W razie wątpliwości nt. konfiguracji klienta WWW, możesz go przetestować z dowolnej stacji PC za pomocą komendy: </text:p>
      <text:p text:style-name="P28"/>
      <text:p text:style-name="P34">mosquitto_pub -h broker.hivemq.com -p 1883 -t TOPIC -m MESSAGE</text:p>
      <text:p text:style-name="P29"><text:span text:style-name="T8"/></text:p>
      <text:p text:style-name="P29"><text:span text:style-name="T8">Zadanie </text:span><text:span text:style-name="T9">4</text:span></text:p>
      <text:p text:style-name="P3"/>
      <text:p text:style-name="P28"><text:span text:style-name="T14">Wykorzystując układ do pomiaru temperatury i wilgotności uruchomiony podczas poprzednich zajęć, zaimplementuj aplikację wysyłającą co 30 sekund wyniki obu pomiarów do brokera MQTT.</text:span></text:p>
      <text:p text:style-name="P8"/>
      <text:p text:style-name="P12">Linki</text:p>
      <text:p text:style-name="P19"/>
      <text:p text:style-name="P19">[1] <text:a xlink:type="simple" xlink:href="https://docs.espressif.com/projects/esp-idf/en/v4.4.3/esp32s3/api-reference/network/esp_wifi.html" text:style-name="Internet_20_link" text:visited-style-name="Visited_20_Internet_20_Link">https://docs.espressif.com/projects/esp-idf/en/v4.4.3/esp32s3/api-reference/network/esp_wifi.html</text:a></text:p>
      <text:p text:style-name="P19">[2] <text:a xlink:type="simple" xlink:href="https://github.com/espressif/esp-idf/tree/v4.4.3/examples/wifi/getting_started/station" text:style-name="Internet_20_link" text:visited-style-name="Visited_20_Internet_20_Link">https://github.com/espressif/esp-idf/tree/v4.4.3/examples/wifi/getting_started/station</text:a></text:p>
      <text:p text:style-name="P22"><text:soft-page-break/>[3] <text:a xlink:type="simple" xlink:href="https://docs.espressif.com/projects/esp-idf/en/v4.4.3/esp32s3/api-reference/protocols/icmp_echo.html" text:style-name="Internet_20_link" text:visited-style-name="Visited_20_Internet_20_Link">https://docs.espressif.com/projects/esp-idf/en/v4.4.3/esp32s3/api-reference/protocols/icmp_echo.html</text:a></text:p>
      <text:p text:style-name="P27">[4] <text:a xlink:type="simple" xlink:href="https://docs.espressif.com/projects/esp-idf/en/v4.4.3/esp32s3/api-reference/protocols/mqtt.html" text:style-name="Internet_20_link" text:visited-style-name="Visited_20_Internet_20_Link">https://docs.espressif.com/projects/esp-idf/en/v4.4.3/esp32s3/api-reference/protocols/mqtt.html</text:a></text:p>
      <text:p text:style-name="P27">[5] <text:a xlink:type="simple" xlink:href="https://github.com/espressif/esp-idf/tree/v4.4.3/examples/protocols/mqtt/tcp" text:style-name="Internet_20_link" text:visited-style-name="Visited_20_Internet_20_Link">https://github.com/espressif/esp-idf/tree/v4.4.3/examples/protocols/mqtt/tcp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, monospace"/>
    <style:font-face style:name="roboto" svg:font-family="roboto, sans-serif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3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3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prowadzenie do systemów IoT – Laboratoriu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48:44.347805534</meta:creation-date>
    <dc:date>2023-01-15T23:04:38.594549133</dc:date>
    <meta:editing-duration>PT1H32M39S</meta:editing-duration>
    <meta:editing-cycles>16</meta:editing-cycles>
    <meta:generator>LibreOffice/7.0.4.2$Linux_X86_64 LibreOffice_project/00$Build-2</meta:generator>
    <dc:creator>Piotr Figlarek</dc:creator>
    <meta:document-statistic meta:table-count="0" meta:image-count="0" meta:object-count="0" meta:page-count="2" meta:paragraph-count="28" meta:word-count="186" meta:character-count="1732" meta:non-whitespace-character-count="1578"/>
  </office:meta>
</office:document-meta>
</file>